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46cm"/>
    </style:style>
    <style:style style:name="co3" style:family="table-column">
      <style:table-column-properties fo:break-before="auto" style:column-width="2.912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7.16cm" fo:break-before="auto" style:use-optimal-row-height="true"/>
    </style:style>
    <style:style style:name="ro4" style:family="table-row">
      <style:table-row-properties style:row-height="8.345cm" fo:break-before="auto" style:use-optimal-row-height="true"/>
    </style:style>
    <style:style style:name="ro5" style:family="table-row">
      <style:table-row-properties style:row-height="5.976cm" fo:break-before="auto" style:use-optimal-row-height="true"/>
    </style:style>
    <style:style style:name="ro6" style:family="table-row">
      <style:table-row-properties style:row-height="9.135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6.765cm" fo:break-before="auto" style:use-optimal-row-height="true"/>
    </style:style>
    <style:style style:name="ro14" style:family="table-row">
      <style:table-row-properties style:row-height="7.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Excel_20_Built-in_20_Normal">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 style:family="table-cell" style:parent-style-name="Excel_20_Built-in_20_Normal">
      <style:table-cell-properties fo:background-color="#00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Excel_20_Built-in_20_Normal">
      <style:text-properties style:text-underline-mode="continuous" style:text-overline-mode="continuous" style:text-line-through-mode="continuous" style:font-name-asian="Andale Sans UI" style:text-emphasize="none" style:font-relief="none" style:text-overline-style="none" style:text-overline-color="font-color"/>
    </style:style>
  </office:automatic-styles>
  <office:body>
    <office:spreadsheet>
      <table:table table:name="Sheet1" table:style-name="ta1" table:print="false">
        <table:table-column table:style-name="co2" table:default-cell-style-name="Default"/>
        <table:table-column table:style-name="co1" table:default-cell-style-name="ce3"/>
        <table:table-column table:style-name="co3" table:default-cell-style-name="ce4"/>
        <table:table-column table:style-name="co1" table:number-columns-repeated="3" table:default-cell-style-name="ce4"/>
        <table:table-row table:style-name="ro2">
          <table:table-cell table:style-name="ce1" office:value-type="string">
            <text:p>Project Key</text:p>
          </table:table-cell>
          <table:table-cell table:style-name="ce2" office:value-type="string">
            <text:p>ID Externo</text:p>
          </table:table-cell>
          <table:table-cell table:style-name="ce2" office:value-type="string">
            <text:p>Description</text:p>
          </table:table-cell>
          <table:table-cell table:style-name="ce2" office:value-type="string">
            <text:p>Priority</text:p>
          </table:table-cell>
          <table:table-cell table:style-name="ce2" office:value-type="string">
            <text:p>Status</text:p>
          </table:table-cell>
          <table:table-cell table:style-name="ce6" office:value-type="string">
            <text:p>Summary</text:p>
          </table:table-cell>
        </table:table-row>
        <table:table-row table:style-name="ro3">
          <table:table-cell office:value-type="string">
            <text:p>EVALUACION</text:p>
          </table:table-cell>
          <table:table-cell office:value-type="string">
            <text:p>HU01</text:p>
          </table:table-cell>
          <table:table-cell office:value-type="string">
            <text:p>Como analista de talento humano, quiero una interfaz que me permita evaluar la postulación de cada candidato con base</text:p>
            <text:p>a los requisitos a ser evaluados para el puesto con el objetivo de poder determinar quiénes cumplen con el puntaje mínimo y pasar a la fase de oposición.</text:p>
          </table:table-cell>
          <table:table-cell office:value-type="string">
            <text:p>Alta</text:p>
          </table:table-cell>
          <table:table-cell office:value-type="string">
            <text:p>Planificación</text:p>
          </table:table-cell>
          <table:table-cell office:value-type="string">
            <text:p>Evaluación de postulación</text:p>
          </table:table-cell>
        </table:table-row>
        <table:table-row table:style-name="ro4">
          <table:table-cell office:value-type="string">
            <text:p>EVALUACION</text:p>
          </table:table-cell>
          <table:table-cell office:value-type="string">
            <text:p>HU02</text:p>
          </table:table-cell>
          <table:table-cell office:value-type="string">
            <text:p>Como analista de talento humano, quiero generar un reporte de cumplimiento de los requisitos que refleje el puntaje y los resultados obtenidos en la verificación, para que pueda ser consultado por el supervisor del proceso/ comision de evaluacion/ o designado) de forma transparente previo a la fase de apelación.</text:p>
          </table:table-cell>
          <table:table-cell office:value-type="string">
            <text:p>Alta</text:p>
          </table:table-cell>
          <table:table-cell office:value-type="string">
            <text:p>Planificación</text:p>
          </table:table-cell>
          <table:table-cell office:value-type="string">
            <text:p>Generación de reportes de méritos</text:p>
          </table:table-cell>
        </table:table-row>
        <table:table-row table:style-name="ro5">
          <table:table-cell office:value-type="string">
            <text:p>EVALUACION</text:p>
          </table:table-cell>
          <table:table-cell office:value-type="string">
            <text:p>HU03</text:p>
          </table:table-cell>
          <table:table-cell office:value-type="string">
            <text:p>Como analista de talento humano, quiero que el sistema notifique automáticamente mediante correo electronico a los postulantes que han pasado a la fase de evaluación, para que estén informados de la continuación del proceso.</text:p>
          </table:table-cell>
          <table:table-cell office:value-type="string">
            <text:p>Alta</text:p>
          </table:table-cell>
          <table:table-cell office:value-type="string">
            <text:p>Planificación</text:p>
          </table:table-cell>
          <table:table-cell office:value-type="string">
            <text:p>Notificación de avance de fase</text:p>
          </table:table-cell>
        </table:table-row>
        <table:table-row table:style-name="ro6">
          <table:table-cell office:value-type="string">
            <text:p>EVALUACION</text:p>
          </table:table-cell>
          <table:table-cell office:value-type="string">
            <text:p>HU04</text:p>
          </table:table-cell>
          <table:table-cell office:value-type="string">
            <text:p>Como analista de talento humano, quiero que el sistema genere un reporte en el formato requerido por UTH para la creacion de aulas en Moodle, que incluya el listado de postulantes a evaluar para contrataciones ocasionales y servicios profesionales, con el fin de enviar la información de manera adecuada para la evaluación en Moodle.</text:p>
          </table:table-cell>
          <table:table-cell office:value-type="string">
            <text:p>Alta</text:p>
          </table:table-cell>
          <table:table-cell office:value-type="string">
            <text:p>Planificación</text:p>
          </table:table-cell>
          <table:table-cell office:value-type="string">
            <text:p>Reporte para evaluación en Moodle</text:p>
          </table:table-cell>
        </table:table-row>
        <table:table-row table:style-name="ro7">
          <table:table-cell office:value-type="string">
            <text:p>EVALUACION</text:p>
          </table:table-cell>
          <table:table-cell office:value-type="string">
            <text:p>HU05</text:p>
          </table:table-cell>
          <table:table-cell office:value-type="string">
            <text:p>Como persona designada de responsable de evaluacion psicosometrica, quiero una interfaz donde pueda impotar el arcnivo con las notas de las pruebas psicométricas.</text:p>
          </table:table-cell>
          <table:table-cell office:value-type="string">
            <text:p>Media</text:p>
          </table:table-cell>
          <table:table-cell office:value-type="string">
            <text:p>Planificación</text:p>
          </table:table-cell>
          <table:table-cell office:value-type="string">
            <text:p>Registro manual de notas psicométricas</text:p>
          </table:table-cell>
        </table:table-row>
        <table:table-row table:style-name="ro5">
          <table:table-cell office:value-type="string">
            <text:p>EVALUACION</text:p>
          </table:table-cell>
          <table:table-cell office:value-type="string">
            <text:p>HU06</text:p>
          </table:table-cell>
          <table:table-cell office:value-type="string">
            <text:p>Como analista de talento humano, quiero que el sistema registre automáticamente el resultado de las pruebas de conocimiento, teorica y/o tecnica exportado desde Moodle para contratacion ocacional o servicios profecionales.</text:p>
          </table:table-cell>
          <table:table-cell office:value-type="string">
            <text:p>Alta</text:p>
          </table:table-cell>
          <table:table-cell office:value-type="string">
            <text:p>Planificación</text:p>
          </table:table-cell>
          <table:table-cell office:value-type="string">
            <text:p>Registro automático de resultados</text:p>
          </table:table-cell>
        </table:table-row>
        <table:table-row table:style-name="ro8">
          <table:table-cell office:value-type="string">
            <text:p>EVALUACION</text:p>
          </table:table-cell>
          <table:table-cell office:value-type="string">
            <text:p>HU07</text:p>
          </table:table-cell>
          <table:table-cell office:value-type="string">
            <text:p>Como analista de talento humano, quiero una opción para subir el resultado de la prueba de campo en el formato UTH específico, para dar seguimiento a los candidatos según modalidad de Código de Trabajo.</text:p>
          </table:table-cell>
          <table:table-cell office:value-type="string">
            <text:p>Alta</text:p>
          </table:table-cell>
          <table:table-cell office:value-type="string">
            <text:p>Planificación</text:p>
          </table:table-cell>
          <table:table-cell office:value-type="string">
            <text:p>Subida de resultados de prueba de campo</text:p>
          </table:table-cell>
        </table:table-row>
        <table:table-row table:style-name="ro4">
          <table:table-cell office:value-type="string">
            <text:p>EVALUACION</text:p>
          </table:table-cell>
          <table:table-cell office:value-type="string">
            <text:p>HU08</text:p>
          </table:table-cell>
          <table:table-cell office:value-type="string">
            <text:p>Como analista de talento humano, quiero un reporte de los mejores puntuados que muestra a los tres candidatos con notas superiores a la ponderacion que se haya definido enel proceso (requerimiento). Si hay empate entre varios candidatos en tercer lugar, deseo que todos los empatados se incluyan en el reporte.</text:p>
          </table:table-cell>
          <table:table-cell office:value-type="string">
            <text:p>Media</text:p>
          </table:table-cell>
          <table:table-cell office:value-type="string">
            <text:p>Planificación</text:p>
          </table:table-cell>
          <table:table-cell office:value-type="string">
            <text:p>Reporte de mejores puntuados</text:p>
          </table:table-cell>
        </table:table-row>
        <table:table-row table:style-name="ro5">
          <table:table-cell office:value-type="string">
            <text:p>EVALUACION</text:p>
          </table:table-cell>
          <table:table-cell office:value-type="string">
            <text:p>HU09</text:p>
          </table:table-cell>
          <table:table-cell office:value-type="string">
            <text:p>Como analista de talento humano, quiero publicar el cronograma de pruebas de oposición en el sistema para informar a los postulantes sobre las fechas, lugar y hora de sus evaluaciones, de acuerdo al cronograma del concurso.</text:p>
          </table:table-cell>
          <table:table-cell office:value-type="string">
            <text:p>Media</text:p>
          </table:table-cell>
          <table:table-cell office:value-type="string">
            <text:p>Planificación</text:p>
          </table:table-cell>
          <table:table-cell office:value-type="string">
            <text:p>Publicación de cronograma de pruebas</text:p>
          </table:table-cell>
        </table:table-row>
        <table:table-row table:style-name="ro8">
          <table:table-cell office:value-type="string">
            <text:p>EVALUACION</text:p>
          </table:table-cell>
          <table:table-cell office:value-type="string">
            <text:p>HU10</text:p>
          </table:table-cell>
          <table:table-cell office:value-type="string">
            <text:p>Como administrador de talento humano, quiero que el sistema permita visualizar los resultados y/o modificaciones obtenidos de las apelaciones de las pruebas de conocimientos técnicos.</text:p>
          </table:table-cell>
          <table:table-cell office:value-type="string">
            <text:p>Media</text:p>
          </table:table-cell>
          <table:table-cell office:value-type="string">
            <text:p>Planificación</text:p>
          </table:table-cell>
          <table:table-cell office:value-type="string">
            <text:p>Publicación de resultados de apelaciones</text:p>
          </table:table-cell>
        </table:table-row>
        <table:table-row table:style-name="ro9">
          <table:table-cell office:value-type="string">
            <text:p>EVALUACION</text:p>
          </table:table-cell>
          <table:table-cell office:value-type="string">
            <text:p>HU11</text:p>
          </table:table-cell>
          <table:table-cell office:value-type="string">
            <text:p>Como analista de talento humano, quiero generar un reporte de los postulantes con sus notas promedio hasta la fase de entrevista, para visualizar y evaluar el progreso de cada candidato en el proceso de selección.</text:p>
          </table:table-cell>
          <table:table-cell office:value-type="string">
            <text:p>Media</text:p>
          </table:table-cell>
          <table:table-cell office:value-type="string">
            <text:p>Planificación</text:p>
          </table:table-cell>
          <table:table-cell office:value-type="string">
            <text:p>Reporte de progreso de candidatos</text:p>
          </table:table-cell>
        </table:table-row>
        <table:table-row table:style-name="ro10">
          <table:table-cell office:value-type="string">
            <text:p>EVALUACION</text:p>
          </table:table-cell>
          <table:table-cell office:value-type="string">
            <text:p>HU12</text:p>
          </table:table-cell>
          <table:table-cell office:value-type="string">
            <text:p>Como analista de talento humano, quiero una interfaz para registrar las preguntas de la entrevista y la calificación para cada pregunta por entrevistado.</text:p>
          </table:table-cell>
          <table:table-cell office:value-type="string">
            <text:p>Alta</text:p>
          </table:table-cell>
          <table:table-cell office:value-type="string">
            <text:p>Planificación</text:p>
          </table:table-cell>
          <table:table-cell office:value-type="string">
            <text:p>Registro de preguntas y calificación en entrevistas</text:p>
          </table:table-cell>
        </table:table-row>
        <table:table-row table:style-name="ro3">
          <table:table-cell office:value-type="string">
            <text:p>EVALUACION</text:p>
          </table:table-cell>
          <table:table-cell office:value-type="string">
            <text:p>HU13</text:p>
          </table:table-cell>
          <table:table-cell table:style-name="ce5" office:value-type="string">
            <text:p>Como analista de talento humano, quiero que el sistema permita firmar digitalmente el formulario de entrevista, excepto en los casos de LOES para nombramientos permanentes, para formalizar los resultados de la entrevista de manera segura y verificable.</text:p>
          </table:table-cell>
          <table:table-cell office:value-type="string">
            <text:p>Alta</text:p>
          </table:table-cell>
          <table:table-cell office:value-type="string">
            <text:p>Planificación</text:p>
          </table:table-cell>
          <table:table-cell office:value-type="string">
            <text:p>Firma digital de formulario de entrevista</text:p>
          </table:table-cell>
        </table:table-row>
        <table:table-row table:style-name="ro11">
          <table:table-cell office:value-type="string">
            <text:p>EVALUACION</text:p>
          </table:table-cell>
          <table:table-cell office:value-type="string">
            <text:p>HU14</text:p>
          </table:table-cell>
          <table:table-cell table:style-name="ce5" office:value-type="string">
            <text:p>Como sistema, quiero calcular y mostrar el puntaje final tentativo de cada postulante, que combine la calificación de las distintas evaluaciones despues de la entrevista para que el puntaje sea transparente y verificable antes de la publicación final.</text:p>
          </table:table-cell>
          <table:table-cell office:value-type="string">
            <text:p>Alta</text:p>
          </table:table-cell>
          <table:table-cell office:value-type="string">
            <text:p>Planificación</text:p>
          </table:table-cell>
          <table:table-cell office:value-type="string">
            <text:p>Cálculo y visualización de puntaje final</text:p>
          </table:table-cell>
        </table:table-row>
        <table:table-row table:style-name="ro12">
          <table:table-cell office:value-type="string">
            <text:p>EVALUACION</text:p>
          </table:table-cell>
          <table:table-cell office:value-type="string">
            <text:p>HU15</text:p>
          </table:table-cell>
          <table:table-cell office:value-type="string">
            <text:p>Como analista de talento humano, quiero una interfaz que permita registrar las acciones afirmativas para postulantes a nombramientos permanentes en LOES.</text:p>
          </table:table-cell>
          <table:table-cell office:value-type="string">
            <text:p>Alta</text:p>
          </table:table-cell>
          <table:table-cell office:value-type="string">
            <text:p>Planificación</text:p>
          </table:table-cell>
          <table:table-cell office:value-type="string">
            <text:p>Registro de acciones afirmativas</text:p>
          </table:table-cell>
        </table:table-row>
        <table:table-row table:style-name="ro13">
          <table:table-cell office:value-type="string">
            <text:p>EVALUACION</text:p>
          </table:table-cell>
          <table:table-cell office:value-type="string">
            <text:p>HU16</text:p>
          </table:table-cell>
          <table:table-cell office:value-type="string">
            <text:p>Como sistema, quiero calcular y mostrar el puntaje final de cada postulante, sumando las calificaciones de mérito, oposición y cualquier puntaje adicional otorgado por acción afirmativa, para que los resultados finales reflejen todos los criterios de evaluación.</text:p>
          </table:table-cell>
          <table:table-cell office:value-type="string">
            <text:p>Alta</text:p>
          </table:table-cell>
          <table:table-cell office:value-type="string">
            <text:p>Planificación</text:p>
          </table:table-cell>
          <table:table-cell office:value-type="string">
            <text:p>Cálculo de puntaje final con acción afirmativa</text:p>
          </table:table-cell>
        </table:table-row>
        <table:table-row table:style-name="ro8">
          <table:table-cell office:value-type="string">
            <text:p>EVALUACION</text:p>
          </table:table-cell>
          <table:table-cell office:value-type="string">
            <text:p>HU17</text:p>
          </table:table-cell>
          <table:table-cell table:style-name="ce5" office:value-type="string">
            <text:p>Como sistema, quiero enviar por correo electronico al postulante el puntaje final, incluyendo cualquier acción afirmativa aplicada, para saber mi posición final en el proceso de selección.</text:p>
          </table:table-cell>
          <table:table-cell office:value-type="string">
            <text:p>Media</text:p>
          </table:table-cell>
          <table:table-cell office:value-type="string">
            <text:p>Planificación</text:p>
          </table:table-cell>
          <table:table-cell office:value-type="string">
            <text:p>Puntaje final en perfil de postulante</text:p>
          </table:table-cell>
        </table:table-row>
        <table:table-row table:style-name="ro8">
          <table:table-cell office:value-type="string">
            <text:p>EVALUACION</text:p>
          </table:table-cell>
          <table:table-cell office:value-type="string">
            <text:p>HU18</text:p>
          </table:table-cell>
          <table:table-cell office:value-type="string">
            <text:p>Como sistema, quiero notificar el resultado final a cada postulante, informándoles si fueron seleccionados o no, para que todos estén al tanto de la decisión del proceso de selección.</text:p>
          </table:table-cell>
          <table:table-cell office:value-type="string">
            <text:p>Alta</text:p>
          </table:table-cell>
          <table:table-cell office:value-type="string">
            <text:p>Planificación</text:p>
          </table:table-cell>
          <table:table-cell office:value-type="string">
            <text:p>Notificación de resultado final</text:p>
          </table:table-cell>
        </table:table-row>
        <table:table-row table:style-name="ro5">
          <table:table-cell office:value-type="string">
            <text:p>EVALUACION</text:p>
          </table:table-cell>
          <table:table-cell office:value-type="string">
            <text:p>HU19</text:p>
          </table:table-cell>
          <table:table-cell office:value-type="string">
            <text:p>Como sistema, quiero enviar automáticamente una notificación electrónica a los postulantes con mejor puntaje final (incluyendo las acciones afirmativas) para informarles sobre su posición en el proceso (ganador o elegible) y los pasos a seguir.</text:p>
          </table:table-cell>
          <table:table-cell office:value-type="string">
            <text:p>Media</text:p>
          </table:table-cell>
          <table:table-cell office:value-type="string">
            <text:p>Planificación</text:p>
          </table:table-cell>
          <table:table-cell office:value-type="string">
            <text:p>Notificación de posición final</text:p>
          </table:table-cell>
        </table:table-row>
        <table:table-row table:style-name="ro14">
          <table:table-cell office:value-type="string">
            <text:p>EVALUACION</text:p>
          </table:table-cell>
          <table:table-cell office:value-type="string">
            <text:p>HU20</text:p>
          </table:table-cell>
          <table:table-cell table:style-name="ce5" office:value-type="string">
            <text:p>Como analista de talento humano, quiero que el sistema registre a los postulantes como "elegibles" en la base de datos durante un periodo de dos años, siempre y cuando hayan alcanzado el puntaje mínimo establecido en proceso, para que estos candidatos puedan ser considerados en futuras oportunidades.</text:p>
          </table:table-cell>
          <table:table-cell office:value-type="string">
            <text:p>Media</text:p>
          </table:table-cell>
          <table:table-cell office:value-type="string">
            <text:p>Planificación</text:p>
          </table:table-cell>
          <table:table-cell office:value-type="string">
            <text:p>Registro de elegibles en base de datos</text:p>
          </table:table-cell>
        </table:table-row>
        <table:table-row table:style-name="ro11">
          <table:table-cell office:value-type="string">
            <text:p>EVALUACION</text:p>
          </table:table-cell>
          <table:table-cell office:value-type="string">
            <text:p>HU21</text:p>
          </table:table-cell>
          <table:table-cell office:value-type="string">
            <text:p>Como analista de talento humano, quiero una interfaz que me permita registrar otro postulante como ganador en caso de que el seleccionado no se presente o decline el nombramiento, para poder completar la vacante de manera efectiva.</text:p>
          </table:table-cell>
          <table:table-cell office:value-type="string">
            <text:p>Alta</text:p>
          </table:table-cell>
          <table:table-cell office:value-type="string">
            <text:p>Planificación</text:p>
          </table:table-cell>
          <table:table-cell office:value-type="string">
            <text:p>Registro de otro ganador en caso de declinación</text:p>
          </table:table-cell>
        </table:table-row>
        <table:table-row table:style-name="ro9">
          <table:table-cell office:value-type="string">
            <text:p>EVALUACION</text:p>
          </table:table-cell>
          <table:table-cell office:value-type="string">
            <text:p>HU22</text:p>
          </table:table-cell>
          <table:table-cell office:value-type="string">
            <text:p>Como analista de talento humano, quiero que el sistema registre en el acta final las razones de descalificación de postulantes que no alcanzaron los criterios mínimos, para que quede constancia en el proceso de selección.</text:p>
          </table:table-cell>
          <table:table-cell office:value-type="string">
            <text:p>Media</text:p>
          </table:table-cell>
          <table:table-cell office:value-type="string">
            <text:p>Planificación</text:p>
          </table:table-cell>
          <table:table-cell office:value-type="string">
            <text:p>Registro de razones de descalificación</text:p>
          </table:table-cell>
        </table:table-row>
        <table:table-row table:style-name="ro9">
          <table:table-cell office:value-type="string">
            <text:p>EVALUACION</text:p>
          </table:table-cell>
          <table:table-cell office:value-type="string">
            <text:p>HU23</text:p>
          </table:table-cell>
          <table:table-cell office:value-type="string">
            <text:p>Como sistema, quiero notificar a los postulantes declarados elegibles para que estén informados sobre su estado en la base de datos y puedan ser considerados en futuras vacantes durante el período de dos años.</text:p>
          </table:table-cell>
          <table:table-cell office:value-type="string">
            <text:p>Alta</text:p>
          </table:table-cell>
          <table:table-cell office:value-type="string">
            <text:p>Planificación</text:p>
          </table:table-cell>
          <table:table-cell office:value-type="string">
            <text:p>Notificación a elegibles</text:p>
          </table:table-cell>
        </table:table-row>
        <table:table-row table:style-name="ro5">
          <table:table-cell office:value-type="string">
            <text:p>EVALUACION</text:p>
          </table:table-cell>
          <table:table-cell office:value-type="string">
            <text:p>HU24</text:p>
          </table:table-cell>
          <table:table-cell office:value-type="string">
            <text:p>Como analista de talento humano, quiero una interfaz para generar el informe técnico del proceso, que incluya detalles del concurso y resultados, para documentar formalmente la evaluación del proceso de selección.</text:p>
          </table:table-cell>
          <table:table-cell office:value-type="string">
            <text:p>Alta</text:p>
          </table:table-cell>
          <table:table-cell office:value-type="string">
            <text:p>Planificación</text:p>
          </table:table-cell>
          <table:table-cell office:value-type="string">
            <text:p>Informe técnico del proceso</text:p>
          </table:table-cell>
        </table:table-row>
        <table:table-row table:style-name="ro3">
          <table:table-cell office:value-type="string">
            <text:p>EVALUACION</text:p>
          </table:table-cell>
          <table:table-cell office:value-type="string">
            <text:p>HU25</text:p>
          </table:table-cell>
          <table:table-cell office:value-type="string">
            <text:p>Como supervisor o autoridad responsable, quiero una interfaz para aprobar o rechazar el informe técnico. Si se aprueba, se debe generar el documento en formato PDF para la firma; si se rechaza, el informe debe regresar al analista para su corrección.</text:p>
          </table:table-cell>
          <table:table-cell office:value-type="string">
            <text:p>Alta</text:p>
          </table:table-cell>
          <table:table-cell office:value-type="string">
            <text:p>Planificación</text:p>
          </table:table-cell>
          <table:table-cell office:value-type="string">
            <text:p>Aprobación/rechazo del informe técnico</text:p>
          </table:table-cell>
        </table:table-row>
        <table:table-row table:style-name="ro7">
          <table:table-cell office:value-type="string">
            <text:p>EVALUACION</text:p>
          </table:table-cell>
          <table:table-cell office:value-type="string">
            <text:p>HU26</text:p>
          </table:table-cell>
          <table:table-cell office:value-type="string">
            <text:p>Como rectorado, quiero una interfaz para revisar y aprobar el informe técnico, para cumplir con el proceso de aprobación final antes de enviar los resultados a las instancias superiores.</text:p>
          </table:table-cell>
          <table:table-cell office:value-type="string">
            <text:p>Alta</text:p>
          </table:table-cell>
          <table:table-cell office:value-type="string">
            <text:p>Planificación</text:p>
          </table:table-cell>
          <table:table-cell office:value-type="string">
            <text:p>Revisión y aprobación final</text:p>
          </table:table-cell>
        </table:table-row>
        <table:table-row table:style-name="ro12">
          <table:table-cell office:value-type="string">
            <text:p>EVALUACION</text:p>
          </table:table-cell>
          <table:table-cell office:value-type="string">
            <text:p>HU27</text:p>
          </table:table-cell>
          <table:table-cell office:value-type="string">
            <text:p>Como analista de talento humano, quiero adjuntar el documento de aprobación del rectorado en el sistema mediante Quipux, para dejar registro de la autorización oficial.</text:p>
          </table:table-cell>
          <table:table-cell office:value-type="string">
            <text:p>Media</text:p>
          </table:table-cell>
          <table:table-cell office:value-type="string">
            <text:p>Planificación</text:p>
          </table:table-cell>
          <table:table-cell office:value-type="string">
            <text:p>Adjuntar aprobación en Quipux</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es" number:country="EC">
      <number:number number:min-integer-digits="1"/>
    </number:number-style>
    <number:currency-style style:name="N108P0" style:volatile="true">
      <number:currency-symbol number:language="es" number:country="EC">$</number:currency-symbol>
      <number:number number:decimal-places="2" number:min-integer-digits="1" number:grouping="true"/>
    </number:currency-style>
    <number:currency-style style:name="N108">
      <style:text-properties fo:color="#ff0000"/>
      <number:currency-symbol number:language="es" number:country="EC">$</number:currency-symbol>
      <number:text>-</number:text>
      <number:number number:decimal-places="2" number:min-integer-digits="1" number:grouping="true"/>
      <style:map style:condition="value()&gt;=0" style:apply-style-name="N108P0"/>
    </number:currency-style>
    <number:currency-style style:name="N8106P0" style:volatile="true" number:language="es" number:country="EC">
      <number:text>$ </number:text>
      <number:number number:decimal-places="0" number:min-integer-digits="1" number:grouping="true"/>
      <number:text> </number:text>
    </number:currency-style>
    <number:currency-style style:name="N8106" number:language="es" number:country="EC">
      <number:text>($ </number:text>
      <number:number number:decimal-places="0" number:min-integer-digits="1" number:grouping="true"/>
      <number:text>)</number:text>
      <style:map style:condition="value()&gt;=0" style:apply-style-name="N8106P0"/>
    </number:currency-style>
    <number:currency-style style:name="N8107P0" style:volatile="true" number:language="es" number:country="EC">
      <number:text>$ </number:text>
      <number:number number:decimal-places="0" number:min-integer-digits="1" number:grouping="true"/>
      <number:text> </number:text>
    </number:currency-style>
    <number:currency-style style:name="N8107" number:language="es" number:country="EC">
      <style:text-properties fo:color="#ff0000"/>
      <number:text>($ </number:text>
      <number:number number:decimal-places="0" number:min-integer-digits="1" number:grouping="true"/>
      <number:text>)</number:text>
      <style:map style:condition="value()&gt;=0" style:apply-style-name="N8107P0"/>
    </number:currency-style>
    <number:currency-style style:name="N8108P0" style:volatile="true" number:language="es" number:country="EC">
      <number:text>$ </number:text>
      <number:number number:decimal-places="2" number:min-integer-digits="1" number:grouping="true"/>
      <number:text> </number:text>
    </number:currency-style>
    <number:currency-style style:name="N8108" number:language="es" number:country="EC">
      <number:text>($ </number:text>
      <number:number number:decimal-places="2" number:min-integer-digits="1" number:grouping="true"/>
      <number:text>)</number:text>
      <style:map style:condition="value()&gt;=0" style:apply-style-name="N8108P0"/>
    </number:currency-style>
    <number:currency-style style:name="N8109P0" style:volatile="true" number:language="es" number:country="EC">
      <number:text>$ </number:text>
      <number:number number:decimal-places="2" number:min-integer-digits="1" number:grouping="true"/>
      <number:text> </number:text>
    </number:currency-style>
    <number:currency-style style:name="N8109" number:language="es" number:country="EC">
      <style:text-properties fo:color="#ff0000"/>
      <number:text>($ </number:text>
      <number:number number:decimal-places="2" number:min-integer-digits="1" number:grouping="true"/>
      <number:text>)</number:text>
      <style:map style:condition="value()&gt;=0" style:apply-style-name="N8109P0"/>
    </number:currency-style>
    <number:date-style style:name="N8110" number:language="es" number:country="EC">
      <number:day number:style="long"/>
      <number:text>-</number:text>
      <number:month number:textual="true"/>
      <number:text>-</number:text>
      <number:year/>
    </number:date-style>
    <number:date-style style:name="N8111" number:language="es" number:country="EC">
      <number:day number:style="long"/>
      <number:text>-</number:text>
      <number:month number:textual="true"/>
    </number:date-style>
    <number:date-style style:name="N8112" number:language="es" number:country="EC">
      <number:month number:textual="true"/>
      <number:text>-</number:text>
      <number:year/>
    </number:date-style>
    <number:time-style style:name="N8113" number:language="es" number:country="EC">
      <number:hours/>
      <number:text>:</number:text>
      <number:minutes number:style="long"/>
      <number:text> </number:text>
      <number:am-pm/>
    </number:time-style>
    <number:time-style style:name="N8114" number:language="es" number:country="EC">
      <number:hours/>
      <number:text>:</number:text>
      <number:minutes number:style="long"/>
      <number:text>:</number:text>
      <number:seconds number:style="long"/>
      <number:text> </number:text>
      <number:am-pm/>
    </number:time-style>
    <number:time-style style:name="N8115" number:language="es" number:country="EC">
      <number:hours/>
      <number:text>:</number:text>
      <number:minutes number:style="long"/>
    </number:time-style>
    <number:time-style style:name="N8116" number:language="es" number:country="EC">
      <number:hours/>
      <number:text>:</number:text>
      <number:minutes number:style="long"/>
      <number:text>:</number:text>
      <number:seconds number:style="long"/>
    </number:time-style>
    <number:date-style style:name="N8117" number:language="es" number:country="EC">
      <number:day number:style="long"/>
      <number:text>/</number:text>
      <number:month number:style="long"/>
      <number:text>/</number:text>
      <number:year number:style="long"/>
      <number:text> </number:text>
      <number:hours/>
      <number:text>:</number:text>
      <number:minutes number:style="long"/>
    </number:date-style>
    <number:number-style style:name="N8118P0" style:volatile="true" number:language="es" number:country="EC">
      <number:number number:decimal-places="0" number:min-integer-digits="1" number:grouping="true"/>
      <number:text> </number:text>
    </number:number-style>
    <number:number-style style:name="N8118" number:language="es" number:country="EC">
      <number:text>(</number:text>
      <number:number number:decimal-places="0" number:min-integer-digits="1" number:grouping="true"/>
      <number:text>)</number:text>
      <style:map style:condition="value()&gt;=0" style:apply-style-name="N8118P0"/>
    </number:number-style>
    <number:number-style style:name="N8119P0" style:volatile="true" number:language="es" number:country="EC">
      <number:number number:decimal-places="0" number:min-integer-digits="1" number:grouping="true"/>
      <number:text> </number:text>
    </number:number-style>
    <number:number-style style:name="N8119" number:language="es" number:country="EC">
      <style:text-properties fo:color="#ff0000"/>
      <number:text>(</number:text>
      <number:number number:decimal-places="0" number:min-integer-digits="1" number:grouping="true"/>
      <number:text>)</number:text>
      <style:map style:condition="value()&gt;=0" style:apply-style-name="N8119P0"/>
    </number:number-style>
    <number:number-style style:name="N8120P0" style:volatile="true" number:language="es" number:country="EC">
      <number:number number:decimal-places="2" number:min-integer-digits="1" number:grouping="true"/>
      <number:text> </number:text>
    </number:number-style>
    <number:number-style style:name="N8120" number:language="es" number:country="EC">
      <number:text>(</number:text>
      <number:number number:decimal-places="2" number:min-integer-digits="1" number:grouping="true"/>
      <number:text>)</number:text>
      <style:map style:condition="value()&gt;=0" style:apply-style-name="N8120P0"/>
    </number:number-style>
    <number:number-style style:name="N8121P0" style:volatile="true" number:language="es" number:country="EC">
      <number:number number:decimal-places="2" number:min-integer-digits="1" number:grouping="true"/>
      <number:text> </number:text>
    </number:number-style>
    <number:number-style style:name="N8121" number:language="es" number:country="EC">
      <style:text-properties fo:color="#ff0000"/>
      <number:text>(</number:text>
      <number:number number:decimal-places="2" number:min-integer-digits="1" number:grouping="true"/>
      <number:text>)</number:text>
      <style:map style:condition="value()&gt;=0" style:apply-style-name="N8121P0"/>
    </number:number-style>
    <number:number-style style:name="N8122P0" style:volatile="true" number:language="es" number:country="EC">
      <number:text> </number:text>
      <number:number number:decimal-places="0" number:min-integer-digits="1" number:grouping="true"/>
      <number:text> </number:text>
    </number:number-style>
    <number:number-style style:name="N8122P1" style:volatile="true" number:language="es" number:country="EC">
      <number:text> (</number:text>
      <number:number number:decimal-places="0" number:min-integer-digits="1" number:grouping="true"/>
      <number:text>)</number:text>
    </number:number-style>
    <number:number-style style:name="N8122P2" style:volatile="true" number:language="es" number:country="EC">
      <number:text> - </number:text>
    </number:number-style>
    <number:text-style style:name="N8122" number:language="es" number:country="EC">
      <number:text> </number:text>
      <number:text-content/>
      <number:text> </number:text>
      <style:map style:condition="value()&gt;0" style:apply-style-name="N8122P0"/>
      <style:map style:condition="value()&lt;0" style:apply-style-name="N8122P1"/>
      <style:map style:condition="value()=0" style:apply-style-name="N8122P2"/>
    </number:text-style>
    <number:currency-style style:name="N8123P0" style:volatile="true" number:language="es" number:country="EC">
      <number:text> $ </number:text>
      <number:number number:decimal-places="0" number:min-integer-digits="1" number:grouping="true"/>
      <number:text> </number:text>
    </number:currency-style>
    <number:currency-style style:name="N8123P1" style:volatile="true" number:language="es" number:country="EC">
      <number:text> $ (</number:text>
      <number:number number:decimal-places="0" number:min-integer-digits="1" number:grouping="true"/>
      <number:text>)</number:text>
    </number:currency-style>
    <number:currency-style style:name="N8123P2" style:volatile="true" number:language="es" number:country="EC">
      <number:text> $ - </number:text>
    </number:currency-style>
    <number:text-style style:name="N8123" number:language="es" number:country="EC">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es" number:country="EC">
      <number:text> </number:text>
      <number:number number:decimal-places="2" number:min-integer-digits="1" number:grouping="true"/>
      <number:text> </number:text>
    </number:number-style>
    <number:number-style style:name="N8124P1" style:volatile="true" number:language="es" number:country="EC">
      <number:text> (</number:text>
      <number:number number:decimal-places="2" number:min-integer-digits="1" number:grouping="true"/>
      <number:text>)</number:text>
    </number:number-style>
    <number:number-style style:name="N8124P2" style:volatile="true" number:language="es" number:country="EC">
      <number:text> -</number:text>
      <number:number number:decimal-places="0" number:min-integer-digits="0"/>
      <number:text> </number:text>
    </number:number-style>
    <number:text-style style:name="N8124" number:language="es" number:country="EC">
      <number:text> </number:text>
      <number:text-content/>
      <number:text> </number:text>
      <style:map style:condition="value()&gt;0" style:apply-style-name="N8124P0"/>
      <style:map style:condition="value()&lt;0" style:apply-style-name="N8124P1"/>
      <style:map style:condition="value()=0" style:apply-style-name="N8124P2"/>
    </number:text-style>
    <number:currency-style style:name="N8125P0" style:volatile="true" number:language="es" number:country="EC">
      <number:text> $ </number:text>
      <number:number number:decimal-places="2" number:min-integer-digits="1" number:grouping="true"/>
      <number:text> </number:text>
    </number:currency-style>
    <number:currency-style style:name="N8125P1" style:volatile="true" number:language="es" number:country="EC">
      <number:text> $ (</number:text>
      <number:number number:decimal-places="2" number:min-integer-digits="1" number:grouping="true"/>
      <number:text>)</number:text>
    </number:currency-style>
    <number:currency-style style:name="N8125P2" style:volatile="true" number:language="es" number:country="EC">
      <number:text> $ -</number:text>
      <number:number number:decimal-places="0" number:min-integer-digits="0"/>
      <number:text> </number:text>
    </number:currency-style>
    <number:text-style style:name="N8125" number:language="es" number:country="EC">
      <number:text> </number:text>
      <number:text-content/>
      <number:text> </number:text>
      <style:map style:condition="value()&gt;0" style:apply-style-name="N8125P0"/>
      <style:map style:condition="value()&lt;0" style:apply-style-name="N8125P1"/>
      <style:map style:condition="value()=0" style:apply-style-name="N8125P2"/>
    </number:text-style>
    <number:time-style style:name="N8126" number:language="es" number:country="EC">
      <number:minutes number:style="long"/>
      <number:text>:</number:text>
      <number:seconds number:style="long"/>
    </number:time-style>
    <number:time-style style:name="N8127" number:language="es" number:country="EC" number:truncate-on-overflow="false">
      <number:hours/>
      <number:text>:</number:text>
      <number:minutes number:style="long"/>
      <number:text>:</number:text>
      <number:seconds number:style="long"/>
    </number:time-style>
    <number:time-style style:name="N8128" number:language="es" number:country="EC">
      <number:minutes number:style="long"/>
      <number:text>:</number:text>
      <number:seconds number:style="long" number:decimal-places="1"/>
    </number:time-style>
    <number:number-style style:name="N8129" number:language="es" number:country="EC">
      <number:scientific-number number:decimal-places="1" number:min-integer-digits="3" number:min-exponent-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09">09/01/2025</text:date>, <text:time>21:26: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7M22S</meta:editing-duration>
    <meta:editing-cycles>3</meta:editing-cycles>
    <meta:generator>OpenOffice/4.1.15$Win32 OpenOffice.org_project/4115m2$Build-9813</meta:generator>
    <dc:date>2025-01-09T21:26:44.44</dc:date>
    <dc:creator>Martín Medina Armijos</dc:creator>
    <meta:document-statistic meta:table-count="3" meta:cell-count="168" meta:object-count="0"/>
    <meta:user-defined meta:name="Info 1"/>
    <meta:user-defined meta:name="Info 2"/>
    <meta:user-defined meta:name="Info 3"/>
    <meta:user-defined meta:name="Info 4"/>
  </office:meta>
</office:document-meta>
</file>